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8ab5" officeooo:paragraph-rsid="00018ab5"/>
    </style:style>
    <style:style style:name="P2" style:family="paragraph" style:parent-style-name="Standard">
      <style:text-properties officeooo:rsid="00018ab5" officeooo:paragraph-rsid="00018ab5"/>
    </style:style>
    <style:style style:name="P3" style:family="paragraph" style:parent-style-name="Standard">
      <style:text-properties officeooo:rsid="0002deec" officeooo:paragraph-rsid="0002de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igion dominante : Le Lien</text:p>
      <text:p text:style-name="P1">origine du connexionisme des régions voisines</text:p>
      <text:p text:style-name="P1"/>
      <text:p text:style-name="P3">Civilisation Oo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7.1$Windows_X86_64 LibreOffice_project/23edc44b61b830b7d749943e020e96f5a7df63bf</meta:generator>
    <dc:date>2019-11-14T12:16:09.030000000</dc:date>
    <meta:editing-duration>PT51S</meta:editing-duration>
    <meta:editing-cycles>2</meta:editing-cycles>
    <meta:document-statistic meta:table-count="0" meta:image-count="0" meta:object-count="0" meta:page-count="1" meta:paragraph-count="3" meta:word-count="13" meta:character-count="90" meta:non-whitespace-character-count="80"/>
  </office:meta>
</office:document-meta>
</file>